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nstan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Constant</text:h>
                    <text:list>
                        <text:list-item>
                            <text:h text:style-name="Heading_20_2" text:outline-level="2">Description</text:h>
                        </text:list-item>
                    </text:list>
                </text:list-item>
            </text:list>

            <text:p text:style-name="Standard"><text:span>Passes the set constant through the </text:span><text:span text:style-name="backtick">value</text:span><text:span> data output.</text:span></text:p>

            
                <text:list xml:id="list_Constant2" text:continue-numbering="true" text:continue-list="list_Consta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nstant5" text:continue-numbering="true" text:style-name="Outline">
                                                <text:list-item>
                                                    <text:list>
                                                        <text:list-item>
                                                            <text:list>
                                                                <text:list-item>
                                                                    <text:h text:style-name="Heading_20_3" text:outline-level="3">
                                                                        Value
                                                                        <text:s text:c="4"/>
                                                                        <text:span text:style-name="T2">EXPRESSION (string)</text:span>
                                                                    </text:h>
                                                                </text:list-item>
                                                            </text:list>
                                                        </text:list-item>
                                                    </text:list>
                                                </text:list-item>
                                            </text:list>
                                            <text:p text:style-name="Standard"><text:span>Expression whose result is sent to </text:span><text:span text:style-name="backtick">value</text:span><text:span> output. This expression must not use variables. Some examples:</text:span></text:p><text:p text:style-name="Standard"/><text:list xml:id="list_Constant6" text:style-name="List_20_1">
                    <text:list-item>
                            <text:p text:style-name="List_20_1_20_Start">
                            <text:span><text:span text:style-name="backtick">"string"</text:span></text:span>
                            </text:p>
                        </text:list-item>
                        
<text:list-item>
                            <text:p text:style-name="List_20_1">
                            <text:span><text:span text:style-name="backtick">42</text:span></text:span>
                            </text:p>
                        </text:list-item>
                        
<text:list-item>
                            <text:p text:style-name="List_20_1">
                            <text:span><text:span text:style-name="backtick">3.14159265</text:span></text:span>
                            </text:p>
                        </text:list-item>
                        
<text:list-item>
                            <text:p text:style-name="List_20_1">
                            <text:span><text:span text:style-name="backtick">true</text:span></text:span>
                            </text:p>
                        </text:list-item>
                        
<text:list-item>
                            <text:p text:style-name="List_20_1_20_End">
                            <text:span><text:span text:style-name="backtick">Math.sin(0.5)</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nstant7" text:continue-numbering="true" text:continue-list="list_Constant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nstant8" text:continue-numbering="true" text:continue-list="list_Constan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Constant9" text:continue-numbering="true" text:continue-list="list_Constan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Constant10" text:continue-numbering="true" text:continue-list="list_Constan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nstant11" text:continue-numbering="true" text:continue-list="list_Constan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Constant3" text:continue-numbering="true" text:continue-list="list_Constant2" text:style-name="Outline">
                    <text:list-item>
                        <text:list>
                            <text:list-item>
                                <text:h text:style-name="Heading_20_2" text:outline-level="2">Inputs</text:h>
                            </text:list-item>
                        </text:list>
                    </text:list-item>
                </text:list>

                
                            <text:list xml:id="list_Constant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Constant4" text:continue-numbering="true" text:continue-list="list_Constant3" text:style-name="Outline">
                    <text:list-item>
                        <text:list>
                            <text:list-item>
                                <text:h text:style-name="Heading_20_2" text:outline-level="2">Outputs</text:h>
                            </text:list-item>
                        </text:list>
                    </text:list-item>
                </text:list>

                
                            <text:list xml:id="list_Constant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Constant14"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ext:span>Data output through which the set constant is passe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